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 fo:min-height="1.274cm" fo:min-width="1.02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draw:fill="solid" draw:fill-color="#99ff66" draw:textarea-horizontal-align="justify" draw:textarea-vertical-align="middle" draw:auto-grow-height="false" fo:min-height="1.274cm" fo:min-width="1.024cm"/>
    </style:style>
    <style:style style:name="gr5" style:family="graphic">
      <style:graphic-properties draw:fill="solid" draw:fill-color="#dddddd" draw:textarea-horizontal-align="justify" draw:textarea-vertical-align="middle" draw:auto-grow-height="false" fo:min-height="1.274cm" fo:min-width="1.024cm"/>
    </style:style>
    <style:style style:name="gr6" style:family="graphic">
      <style:graphic-properties draw:fill="solid" draw:fill-color="#dddddd" draw:textarea-horizontal-align="justify" draw:textarea-vertical-align="middle" draw:auto-grow-height="false" fo:min-height="1.274cm" fo:min-width="1.024cm"/>
    </style:style>
    <style:style style:name="gr7" style:family="graphic">
      <style:graphic-properties draw:fill="solid" draw:fill-color="#c5000b" draw:textarea-horizontal-align="justify" draw:textarea-vertical-align="middle" draw:auto-grow-height="false" fo:min-height="1.274cm" fo:min-width="1.024cm"/>
    </style:style>
    <style:style style:name="gr8" style:family="graphic">
      <style:graphic-properties draw:fill="solid" draw:fill-color="#ffff66" draw:textarea-horizontal-align="justify" draw:textarea-vertical-align="middle" draw:auto-grow-height="false" fo:min-height="1.274cm" fo:min-width="1.02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iority Queu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nordered Arra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2" draw:text-style-name="P1" draw:layer="layout" svg:width="1.524cm" svg:height="1.524cm" svg:x="4.572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6.604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8.89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11.176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13.462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15.748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24cm" svg:height="1.524cm" svg:x="18.034cm" svg:y="4.31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578cm" svg:height="0.962cm" svg:x="4.572cm" svg:y="2.032cm">
          <draw:text-box>
            <text:p>Keep max 7 items</text:p>
          </draw:text-box>
        </draw:frame>
        <draw:frame draw:style-name="gr3" draw:layer="layout" svg:width="2.619cm" svg:height="0.962cm" svg:x="4.572cm" svg:y="8.382cm">
          <draw:text-box>
            <text:p>Insert 7</text:p>
          </draw:text-box>
        </draw:frame>
        <draw:frame draw:style-name="gr3" draw:layer="layout" svg:width="0.642cm" svg:height="0.962cm" svg:x="5.08cm" svg:y="6.096cm">
          <draw:text-box>
            <text:p>i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4" draw:text-style-name="P1" draw:layer="Layout" svg:width="1.524cm" svg:height="1.524cm" svg:x="4.572cm" svg:y="4.318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24cm" svg:height="1.524cm" svg:x="6.604cm" svg:y="4.3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24cm" svg:height="1.524cm" svg:x="8.89cm" svg:y="4.3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24cm" svg:height="1.524cm" svg:x="11.176cm" svg:y="4.3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24cm" svg:height="1.524cm" svg:x="13.462cm" svg:y="4.3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24cm" svg:height="1.524cm" svg:x="15.748cm" svg:y="4.3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24cm" svg:height="1.524cm" svg:x="18.034cm" svg:y="4.31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 text:style-name="P2">Keep max 7 items</text:p>
          </draw:text-box>
        </draw:frame>
        <draw:frame draw:style-name="gr3" draw:text-style-name="P2" draw:layer="layout" svg:width="2.619cm" svg:height="0.962cm" svg:x="4.572cm" svg:y="8.382cm">
          <draw:text-box>
            <text:p text:style-name="P2">Insert 2</text:p>
          </draw:text-box>
        </draw:frame>
        <draw:frame draw:style-name="gr3" draw:text-style-name="P2" draw:layer="layout" svg:width="0.642cm" svg:height="0.962cm" svg:x="7.112cm" svg:y="6.096cm">
          <draw:text-box>
            <text:p text:style-name="P2">i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4" draw:text-style-name="P4" draw:layer="Layout" svg:width="1.524cm" svg:height="1.524cm" svg:x="4.572cm" svg:y="4.318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24cm" svg:height="1.524cm" svg:x="6.604cm" svg:y="4.31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24cm" svg:height="1.524cm" svg:x="8.89cm" svg:y="4.3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24cm" svg:height="1.524cm" svg:x="11.176cm" svg:y="4.3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24cm" svg:height="1.524cm" svg:x="13.462cm" svg:y="4.3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24cm" svg:height="1.524cm" svg:x="15.748cm" svg:y="4.3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24cm" svg:height="1.524cm" svg:x="18.034cm" svg:y="4.31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 text:style-name="P2">Keep max 7 items</text:p>
          </draw:text-box>
        </draw:frame>
        <draw:frame draw:style-name="gr3" draw:text-style-name="P2" draw:layer="layout" svg:width="2.619cm" svg:height="0.962cm" svg:x="4.572cm" svg:y="8.382cm">
          <draw:text-box>
            <text:p text:style-name="P2">Insert 6</text:p>
          </draw:text-box>
        </draw:frame>
        <draw:frame draw:style-name="gr3" draw:text-style-name="P2" draw:layer="layout" svg:width="0.642cm" svg:height="0.962cm" svg:x="7.112cm" svg:y="6.096cm">
          <draw:text-box>
            <text:p text:style-name="P2">i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4" draw:text-style-name="P4" draw:layer="Layout" svg:width="1.524cm" svg:height="1.524cm" svg:x="4.572cm" svg:y="4.318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6.604cm" svg:y="4.318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24cm" svg:height="1.524cm" svg:x="8.89cm" svg:y="4.31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24cm" svg:height="1.524cm" svg:x="11.176cm" svg:y="4.3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24cm" svg:height="1.524cm" svg:x="13.462cm" svg:y="4.3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24cm" svg:height="1.524cm" svg:x="15.748cm" svg:y="4.3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24cm" svg:height="1.524cm" svg:x="18.034cm" svg:y="4.31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 text:style-name="P2">Keep max 7 items</text:p>
          </draw:text-box>
        </draw:frame>
        <draw:frame draw:style-name="gr3" draw:text-style-name="P2" draw:layer="layout" svg:width="4.028cm" svg:height="0.962cm" svg:x="4.572cm" svg:y="8.382cm">
          <draw:text-box>
            <text:p text:style-name="P2">Insert others</text:p>
          </draw:text-box>
        </draw:frame>
        <draw:frame draw:style-name="gr3" draw:text-style-name="P2" draw:layer="layout" svg:width="0.642cm" svg:height="0.962cm" svg:x="11.684cm" svg:y="5.896cm">
          <draw:text-box>
            <text:p text:style-name="P2">i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4" draw:text-style-name="P4" draw:layer="Layout" svg:width="1.524cm" svg:height="1.524cm" svg:x="4.572cm" svg:y="4.318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6.604cm" svg:y="4.318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8.89cm" svg:y="4.318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24cm" svg:height="1.524cm" svg:x="11.176cm" svg:y="4.318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24cm" svg:height="1.524cm" svg:x="13.462cm" svg:y="4.31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24cm" svg:height="1.524cm" svg:x="15.748cm" svg:y="4.318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24cm" svg:height="1.524cm" svg:x="18.034cm" svg:y="4.31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 text:style-name="P2">Keep max 7 items</text:p>
          </draw:text-box>
        </draw:frame>
        <draw:frame draw:style-name="gr3" draw:text-style-name="P2" draw:layer="layout" svg:width="7.059cm" svg:height="2.384cm" svg:x="4.572cm" svg:y="8.382cm">
          <draw:text-box>
            <text:p text:style-name="P2">After inserting 10, 3, 15</text:p>
            <text:p text:style-name="P2"/>
            <text:p text:style-name="P2">Insert 8</text:p>
          </draw:text-box>
        </draw:frame>
        <draw:frame draw:style-name="gr3" draw:text-style-name="P2" draw:layer="layout" svg:width="0.642cm" svg:height="0.962cm" svg:x="18.542cm" svg:y="5.896cm">
          <draw:text-box>
            <text:p text:style-name="P2">i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4" draw:text-style-name="P4" draw:layer="Layout" svg:width="1.524cm" svg:height="1.524cm" svg:x="4.572cm" svg:y="4.318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6.604cm" svg:y="4.318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8.89cm" svg:y="4.318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11.176cm" svg:y="4.318cm">
          <text:p text:style-name="P4">10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13.462cm" svg:y="4.318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15.748cm" svg:y="4.318cm">
          <text:p text:style-name="P4">15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24cm" svg:height="1.524cm" svg:x="18.034cm" svg:y="4.318cm">
          <text:p text:style-name="P1">8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 text:style-name="P2">Keep max 7 items</text:p>
          </draw:text-box>
        </draw:frame>
        <draw:frame draw:style-name="gr3" draw:text-style-name="P2" draw:layer="layout" svg:width="13.236cm" svg:height="4.517cm" svg:x="4.572cm" svg:y="8.382cm">
          <draw:text-box>
            <text:p text:style-name="P2">Queue now holds max 7 items.</text:p>
            <text:p text:style-name="P2"/>
            <text:p text:style-name="P2"/>
            <text:p text:style-name="P2">What happens if we keep inserting? Let's see</text:p>
            <text:p text:style-name="P2"/>
            <text:p text:style-name="P2">Insert 5</text:p>
          </draw:text-box>
        </draw:frame>
        <draw:frame draw:style-name="gr3" draw:text-style-name="P2" draw:layer="layout" svg:width="0.642cm" svg:height="0.962cm" svg:x="20.44cm" svg:y="5.842cm">
          <draw:text-box>
            <text:p text:style-name="P2">i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6" draw:text-style-name="P4" draw:layer="Layout" svg:width="1.524cm" svg:height="1.524cm" svg:x="4.572cm" svg:y="4.318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6.604cm" svg:y="4.318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8.89cm" svg:y="4.318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1.176cm" svg:y="4.318cm">
          <text:p text:style-name="P4">10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3.462cm" svg:y="4.318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5.748cm" svg:y="4.318cm">
          <text:p text:style-name="P4">15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8.034cm" svg:y="4.318cm">
          <text:p text:style-name="P4">8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 text:style-name="P2">Keep max 7 items</text:p>
          </draw:text-box>
        </draw:frame>
        <draw:frame draw:style-name="gr3" draw:text-style-name="P2" draw:layer="layout" svg:width="0.642cm" svg:height="0.962cm" svg:x="4.946cm" svg:y="6.096cm">
          <draw:text-box>
            <text:p text:style-name="P2">j</text:p>
          </draw:text-box>
        </draw:frame>
        <draw:frame draw:style-name="gr3" draw:layer="layout" svg:width="3.838cm" svg:height="0.962cm" svg:x="4.544cm" svg:y="9.144cm">
          <draw:text-box>
            <text:p>Find a[j] &lt; 5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custom-shape draw:style-name="gr4" draw:text-style-name="P4" draw:layer="Layout" svg:width="1.524cm" svg:height="1.524cm" svg:x="4.572cm" svg:y="4.318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6.604cm" svg:y="4.318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8.89cm" svg:y="4.318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1.176cm" svg:y="4.318cm">
          <text:p text:style-name="P4">10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3.462cm" svg:y="4.318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5.748cm" svg:y="4.318cm">
          <text:p text:style-name="P4">15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8.034cm" svg:y="4.318cm">
          <text:p text:style-name="P4">8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 text:style-name="P2">Keep max 7 items</text:p>
          </draw:text-box>
        </draw:frame>
        <draw:frame draw:style-name="gr3" draw:text-style-name="P2" draw:layer="layout" svg:width="0.642cm" svg:height="0.962cm" svg:x="6.978cm" svg:y="6.096cm">
          <draw:text-box>
            <text:p text:style-name="P2">j</text:p>
          </draw:text-box>
        </draw:frame>
        <draw:frame draw:style-name="gr3" draw:text-style-name="P2" draw:layer="layout" svg:width="3.838cm" svg:height="0.962cm" svg:x="4.544cm" svg:y="9.144cm">
          <draw:text-box>
            <text:p text:style-name="P2">Find a[j] &lt; 5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4" draw:text-style-name="P4" draw:layer="Layout" svg:width="1.524cm" svg:height="1.524cm" svg:x="4.572cm" svg:y="4.318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524cm" svg:height="1.524cm" svg:x="6.604cm" svg:y="4.318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8.89cm" svg:y="4.318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1.176cm" svg:y="4.318cm">
          <text:p text:style-name="P4">10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3.462cm" svg:y="4.318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5.748cm" svg:y="4.318cm">
          <text:p text:style-name="P4">15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8.034cm" svg:y="4.318cm">
          <text:p text:style-name="P4">8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 text:style-name="P2">Keep max 7 items</text:p>
          </draw:text-box>
        </draw:frame>
        <draw:frame draw:style-name="gr3" draw:text-style-name="P2" draw:layer="layout" svg:width="0.642cm" svg:height="0.962cm" svg:x="6.978cm" svg:y="6.096cm">
          <draw:text-box>
            <text:p text:style-name="P2">j</text:p>
          </draw:text-box>
        </draw:frame>
        <draw:frame draw:style-name="gr3" draw:text-style-name="P2" draw:layer="layout" svg:width="3.838cm" svg:height="0.962cm" svg:x="4.544cm" svg:y="9.144cm">
          <draw:text-box>
            <text:p text:style-name="P2">Find a[j] &lt; 5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4" draw:text-style-name="P4" draw:layer="Layout" svg:width="1.524cm" svg:height="1.524cm" svg:x="4.572cm" svg:y="4.318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524cm" svg:height="1.524cm" svg:x="6.604cm" svg:y="4.318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8.89cm" svg:y="4.318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1.176cm" svg:y="4.318cm">
          <text:p text:style-name="P4">10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3.462cm" svg:y="4.318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5.748cm" svg:y="4.318cm">
          <text:p text:style-name="P4">15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8.034cm" svg:y="4.318cm">
          <text:p text:style-name="P4">8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 text:style-name="P2">Keep max 7 items</text:p>
          </draw:text-box>
        </draw:frame>
        <draw:frame draw:style-name="gr3" draw:text-style-name="P2" draw:layer="layout" svg:width="0.642cm" svg:height="0.962cm" svg:x="6.978cm" svg:y="6.096cm">
          <draw:text-box>
            <text:p text:style-name="P2">j</text:p>
          </draw:text-box>
        </draw:frame>
        <draw:frame draw:style-name="gr3" draw:text-style-name="P2" draw:layer="layout" svg:width="4.655cm" svg:height="2.384cm" svg:x="4.544cm" svg:y="9.144cm">
          <draw:text-box>
            <text:p text:style-name="P2">a[j] &lt; 5</text:p>
            <text:p text:style-name="P2"/>
            <text:p text:style-name="P2">Replace with 5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4" draw:text-style-name="P4" draw:layer="Layout" svg:width="1.524cm" svg:height="1.524cm" svg:x="4.572cm" svg:y="4.318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6.604cm" svg:y="4.318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8.89cm" svg:y="4.318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1.176cm" svg:y="4.318cm">
          <text:p text:style-name="P4">10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3.462cm" svg:y="4.318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5.748cm" svg:y="4.318cm">
          <text:p text:style-name="P4">15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8.034cm" svg:y="4.318cm">
          <text:p text:style-name="P4">8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 text:style-name="P2">Keep max 7 items</text:p>
          </draw:text-box>
        </draw:frame>
        <draw:frame draw:style-name="gr3" draw:text-style-name="P2" draw:layer="layout" svg:width="0.642cm" svg:height="0.962cm" svg:x="6.978cm" svg:y="6.096cm">
          <draw:text-box>
            <text:p text:style-name="P2">j</text:p>
          </draw:text-box>
        </draw:frame>
        <draw:frame draw:style-name="gr3" draw:text-style-name="P2" draw:layer="layout" svg:width="4.655cm" svg:height="2.384cm" svg:x="4.544cm" svg:y="9.144cm">
          <draw:text-box>
            <text:p text:style-name="P2">a[j] &lt; 5</text:p>
            <text:p text:style-name="P2"/>
            <text:p text:style-name="P2">Replace with 5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custom-shape draw:style-name="gr4" draw:text-style-name="P4" draw:layer="Layout" svg:width="1.524cm" svg:height="1.524cm" svg:x="4.572cm" svg:y="4.318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6.604cm" svg:y="4.318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8.89cm" svg:y="4.318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11.176cm" svg:y="4.318cm">
          <text:p text:style-name="P4">10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13.462cm" svg:y="4.318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15.748cm" svg:y="4.318cm">
          <text:p text:style-name="P4">15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18.034cm" svg:y="4.318cm">
          <text:p text:style-name="P4">8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 text:style-name="P2">Keep max 7 items</text:p>
          </draw:text-box>
        </draw:frame>
        <draw:frame draw:style-name="gr3" draw:text-style-name="P2" draw:layer="layout" svg:width="5.802cm" svg:height="0.962cm" svg:x="4.544cm" svg:y="9.144cm">
          <draw:text-box>
            <text:p text:style-name="P2">Let's insert 5 again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custom-shape draw:style-name="gr6" draw:text-style-name="P4" draw:layer="Layout" svg:width="1.524cm" svg:height="1.524cm" svg:x="4.572cm" svg:y="4.318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6.604cm" svg:y="4.318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8.89cm" svg:y="4.318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1.176cm" svg:y="4.318cm">
          <text:p text:style-name="P4">10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3.462cm" svg:y="4.318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5.748cm" svg:y="4.318cm">
          <text:p text:style-name="P4">15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8.034cm" svg:y="4.318cm">
          <text:p text:style-name="P4">8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 text:style-name="P2">Keep max 7 items</text:p>
          </draw:text-box>
        </draw:frame>
        <draw:frame draw:style-name="gr3" draw:text-style-name="P2" draw:layer="layout" svg:width="5.802cm" svg:height="0.962cm" svg:x="4.544cm" svg:y="9.144cm">
          <draw:text-box>
            <text:p text:style-name="P2">Let's insert 5 again</text:p>
          </draw:text-box>
        </draw:frame>
        <draw:frame draw:style-name="gr3" draw:layer="layout" svg:width="0.642cm" svg:height="0.962cm" svg:x="5.08cm" svg:y="6.15cm">
          <draw:text-box>
            <text:p>j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custom-shape draw:style-name="gr4" draw:text-style-name="P4" draw:layer="Layout" svg:width="1.524cm" svg:height="1.524cm" svg:x="4.572cm" svg:y="4.318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6.604cm" svg:y="4.318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8.89cm" svg:y="4.318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1.176cm" svg:y="4.318cm">
          <text:p text:style-name="P4">10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3.462cm" svg:y="4.318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5.748cm" svg:y="4.318cm">
          <text:p text:style-name="P4">15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8.034cm" svg:y="4.318cm">
          <text:p text:style-name="P4">8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 text:style-name="P2">Keep max 7 items</text:p>
          </draw:text-box>
        </draw:frame>
        <draw:frame draw:style-name="gr3" draw:text-style-name="P2" draw:layer="layout" svg:width="5.802cm" svg:height="0.962cm" svg:x="4.544cm" svg:y="9.144cm">
          <draw:text-box>
            <text:p text:style-name="P2">Let's insert 5 again</text:p>
          </draw:text-box>
        </draw:frame>
        <draw:frame draw:style-name="gr3" draw:text-style-name="P2" draw:layer="layout" svg:width="0.642cm" svg:height="0.962cm" svg:x="7.112cm" svg:y="6.15cm">
          <draw:text-box>
            <text:p text:style-name="P2">j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4" draw:text-style-name="P4" draw:layer="Layout" svg:width="1.524cm" svg:height="1.524cm" svg:x="4.572cm" svg:y="4.318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524cm" svg:height="1.524cm" svg:x="6.604cm" svg:y="4.318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8.89cm" svg:y="4.318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1.176cm" svg:y="4.318cm">
          <text:p text:style-name="P4">10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3.462cm" svg:y="4.318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5.748cm" svg:y="4.318cm">
          <text:p text:style-name="P4">15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8.034cm" svg:y="4.318cm">
          <text:p text:style-name="P4">8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 text:style-name="P2">Keep max 7 items</text:p>
          </draw:text-box>
        </draw:frame>
        <draw:frame draw:style-name="gr3" draw:text-style-name="P2" draw:layer="layout" svg:width="14.76cm" svg:height="5.228cm" svg:x="4.544cm" svg:y="9.144cm">
          <draw:text-box>
            <text:p text:style-name="P2">Implementation differences</text:p>
            <text:p text:style-name="P2"/>
            <text:p text:style-name="P2">If we don't want duplicates, then “insert” where a[j] </text:p>
            <text:p text:style-name="P2">equals insertion value</text:p>
            <text:p text:style-name="P2"/>
            <text:p text:style-name="P2"/>
            <text:p text:style-name="P2">For this run, let's assume we can have duplicates</text:p>
          </draw:text-box>
        </draw:frame>
        <draw:frame draw:style-name="gr3" draw:text-style-name="P2" draw:layer="layout" svg:width="0.642cm" svg:height="0.962cm" svg:x="7.112cm" svg:y="6.15cm">
          <draw:text-box>
            <text:p text:style-name="P2">j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custom-shape draw:style-name="gr4" draw:text-style-name="P4" draw:layer="Layout" svg:width="1.524cm" svg:height="1.524cm" svg:x="4.572cm" svg:y="4.318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6.604cm" svg:y="4.318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8.89cm" svg:y="4.318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1.176cm" svg:y="4.318cm">
          <text:p text:style-name="P4">10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3.462cm" svg:y="4.318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5.748cm" svg:y="4.318cm">
          <text:p text:style-name="P4">15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8.034cm" svg:y="4.318cm">
          <text:p text:style-name="P4">8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 text:style-name="P2">Keep max 7 items</text:p>
          </draw:text-box>
        </draw:frame>
        <draw:frame draw:style-name="gr3" draw:text-style-name="P2" draw:layer="layout" svg:width="0.642cm" svg:height="0.962cm" svg:x="11.684cm" svg:y="5.896cm">
          <draw:text-box>
            <text:p text:style-name="P2">j</text:p>
          </draw:text-box>
        </draw:frame>
        <draw:frame draw:style-name="gr3" draw:layer="layout" svg:width="11.847cm" svg:height="0.962cm" svg:x="5.08cm" svg:y="8.89cm">
          <draw:text-box>
            <text:p>Still trying to find place to put duplicate 5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custom-shape draw:style-name="gr4" draw:text-style-name="P4" draw:layer="Layout" svg:width="1.524cm" svg:height="1.524cm" svg:x="4.572cm" svg:y="4.318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6.604cm" svg:y="4.318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8.89cm" svg:y="4.318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11.176cm" svg:y="4.318cm">
          <text:p text:style-name="P4">10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3.462cm" svg:y="4.318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5.748cm" svg:y="4.318cm">
          <text:p text:style-name="P4">15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8.034cm" svg:y="4.318cm">
          <text:p text:style-name="P4">8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 text:style-name="P2">Keep max 7 items</text:p>
          </draw:text-box>
        </draw:frame>
        <draw:frame draw:style-name="gr3" draw:text-style-name="P2" draw:layer="layout" svg:width="0.642cm" svg:height="0.962cm" svg:x="13.97cm" svg:y="6.096cm">
          <draw:text-box>
            <text:p text:style-name="P2">j</text:p>
          </draw:text-box>
        </draw:frame>
        <draw:frame draw:style-name="gr3" draw:text-style-name="P2" draw:layer="layout" svg:width="11.847cm" svg:height="0.962cm" svg:x="5.08cm" svg:y="8.89cm">
          <draw:text-box>
            <text:p text:style-name="P2">Still trying to find place to put duplicate 5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custom-shape draw:style-name="gr4" draw:text-style-name="P4" draw:layer="Layout" svg:width="1.524cm" svg:height="1.524cm" svg:x="4.572cm" svg:y="4.318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6.604cm" svg:y="4.318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8.89cm" svg:y="4.318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11.176cm" svg:y="4.318cm">
          <text:p text:style-name="P4">10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524cm" svg:height="1.524cm" svg:x="13.462cm" svg:y="4.318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5.748cm" svg:y="4.318cm">
          <text:p text:style-name="P4">15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8.034cm" svg:y="4.318cm">
          <text:p text:style-name="P4">8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 text:style-name="P2">Keep max 7 items</text:p>
          </draw:text-box>
        </draw:frame>
        <draw:frame draw:style-name="gr3" draw:text-style-name="P2" draw:layer="layout" svg:width="0.642cm" svg:height="0.962cm" svg:x="13.97cm" svg:y="6.096cm">
          <draw:text-box>
            <text:p text:style-name="P2">j</text:p>
          </draw:text-box>
        </draw:frame>
        <draw:frame draw:style-name="gr3" draw:text-style-name="P2" draw:layer="layout" svg:width="11.847cm" svg:height="0.962cm" svg:x="5.08cm" svg:y="8.89cm">
          <draw:text-box>
            <text:p text:style-name="P2">Still trying to find place to put duplicate 5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custom-shape draw:style-name="gr4" draw:text-style-name="P4" draw:layer="Layout" svg:width="1.524cm" svg:height="1.524cm" svg:x="4.572cm" svg:y="4.318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6.604cm" svg:y="4.318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8.89cm" svg:y="4.318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11.176cm" svg:y="4.318cm">
          <text:p text:style-name="P4">10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13.462cm" svg:y="4.318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5.748cm" svg:y="4.318cm">
          <text:p text:style-name="P4">15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8.034cm" svg:y="4.318cm">
          <text:p text:style-name="P4">8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 text:style-name="P2">Keep max 7 items</text:p>
          </draw:text-box>
        </draw:frame>
        <draw:frame draw:style-name="gr3" draw:text-style-name="P2" draw:layer="layout" svg:width="0.642cm" svg:height="0.962cm" svg:x="13.97cm" svg:y="6.096cm">
          <draw:text-box>
            <text:p text:style-name="P2">j</text:p>
          </draw:text-box>
        </draw:frame>
        <draw:frame draw:style-name="gr3" draw:text-style-name="P2" draw:layer="layout" svg:width="20.174cm" svg:height="3.095cm" svg:x="5.08cm" svg:y="8.89cm">
          <draw:text-box>
            <text:p text:style-name="P2">Replace 3 with 5</text:p>
            <text:p text:style-name="P2"/>
            <text:p text:style-name="P2">Now let's insert 5 one more time. In this case, j will run off edge before</text:p>
            <text:p text:style-name="P2">We find a place to insert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custom-shape draw:style-name="gr4" draw:text-style-name="P4" draw:layer="Layout" svg:width="1.524cm" svg:height="1.524cm" svg:x="4.572cm" svg:y="4.318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6.604cm" svg:y="4.318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8.89cm" svg:y="4.318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11.176cm" svg:y="4.318cm">
          <text:p text:style-name="P4">10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13.462cm" svg:y="4.318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15.748cm" svg:y="4.318cm">
          <text:p text:style-name="P4">15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524cm" svg:height="1.524cm" svg:x="18.034cm" svg:y="4.318cm">
          <text:p text:style-name="P4">8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 text:style-name="P2">Keep max 7 items</text:p>
          </draw:text-box>
        </draw:frame>
        <draw:frame draw:style-name="gr3" draw:text-style-name="P2" draw:layer="layout" svg:width="0.642cm" svg:height="0.962cm" svg:x="16.376cm" svg:y="6.096cm">
          <draw:text-box>
            <text:p text:style-name="P2">j</text:p>
          </draw:text-box>
        </draw:frame>
        <draw:frame draw:style-name="gr3" draw:text-style-name="P2" draw:layer="layout" svg:width="11.847cm" svg:height="0.962cm" svg:x="5.08cm" svg:y="8.89cm">
          <draw:text-box>
            <text:p text:style-name="P2">Still trying to find place to put duplicate 5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custom-shape draw:style-name="gr4" draw:text-style-name="P4" draw:layer="Layout" svg:width="1.524cm" svg:height="1.524cm" svg:x="4.572cm" svg:y="4.318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6.604cm" svg:y="4.318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8.89cm" svg:y="4.318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11.176cm" svg:y="4.318cm">
          <text:p text:style-name="P4">10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13.462cm" svg:y="4.318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15.748cm" svg:y="4.318cm">
          <text:p text:style-name="P4">15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18.034cm" svg:y="4.318cm">
          <text:p text:style-name="P4">8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 text:style-name="P2">Keep max 7 items</text:p>
          </draw:text-box>
        </draw:frame>
        <draw:frame draw:style-name="gr3" draw:text-style-name="P2" draw:layer="layout" svg:width="0.642cm" svg:height="0.962cm" svg:x="18.542cm" svg:y="6.096cm">
          <draw:text-box>
            <text:p text:style-name="P2">j</text:p>
          </draw:text-box>
        </draw:frame>
        <draw:frame draw:style-name="gr3" draw:text-style-name="P2" draw:layer="layout" svg:width="11.847cm" svg:height="0.962cm" svg:x="5.08cm" svg:y="8.89cm">
          <draw:text-box>
            <text:p text:style-name="P2">Still trying to find place to put duplicate 5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custom-shape draw:style-name="gr4" draw:text-style-name="P4" draw:layer="Layout" svg:width="1.524cm" svg:height="1.524cm" svg:x="4.572cm" svg:y="4.318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6.604cm" svg:y="4.318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8.89cm" svg:y="4.318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11.176cm" svg:y="4.318cm">
          <text:p text:style-name="P4">10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13.462cm" svg:y="4.318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15.748cm" svg:y="4.318cm">
          <text:p text:style-name="P4">15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524cm" svg:height="1.524cm" svg:x="18.034cm" svg:y="4.318cm">
          <text:p text:style-name="P4">8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578cm" svg:height="0.962cm" svg:x="4.572cm" svg:y="2.032cm">
          <draw:text-box>
            <text:p text:style-name="P2">Keep max 7 items</text:p>
          </draw:text-box>
        </draw:frame>
        <draw:frame draw:style-name="gr3" draw:text-style-name="P2" draw:layer="layout" svg:width="0.642cm" svg:height="0.962cm" svg:x="20.574cm" svg:y="6.096cm">
          <draw:text-box>
            <text:p text:style-name="P2">j</text:p>
          </draw:text-box>
        </draw:frame>
        <draw:frame draw:style-name="gr3" draw:text-style-name="P2" draw:layer="layout" svg:width="7.821cm" svg:height="0.962cm" svg:x="5.08cm" svg:y="8.89cm">
          <draw:text-box>
            <text:p text:style-name="P2">Ran off the edge! Oh well.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7T21:30:51.200000000</meta:creation-date>
    <dc:date>2015-12-27T23:05:46.762000000</dc:date>
    <meta:editing-duration>PT1H19M46S</meta:editing-duration>
    <meta:editing-cycles>5</meta:editing-cycles>
    <meta:generator>LibreOffice/4.3.5.2$Windows_x86 LibreOffice_project/3a87456aaa6a95c63eea1c1b3201acedf0751bd5</meta:generator>
    <meta:document-statistic meta:object-count="288"/>
  </office:meta>
</office:document-meta>
</file>